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table:align="left" style:writing-mode="page"/>
    </style:style>
    <style:style style:name="Table1.A" style:family="table-column">
      <style:table-column-properties style:column-width="4.12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16.51cm" fo:margin-left="0.018cm" fo:margin-top="0cm" fo:margin-bottom="0cm" table:align="left" style:writing-mode="page"/>
    </style:style>
    <style:style style:name="Table2.A" style:family="table-column">
      <style:table-column-properties style:column-width="5.50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fo:font-size="17pt" fo:font-weight="bold" style:font-size-asian="17pt" style:font-weight-asian="bold" style:font-size-complex="17pt"/>
    </style:style>
    <style:style style:name="P3" style:family="paragraph" style:parent-style-name="Standard" style:list-style-name="WWNum1"/>
    <style:style style:name="P4" style:family="paragraph" style:parent-style-name="Standard">
      <style:paragraph-properties fo:line-height="100%" fo:orphans="0" fo:widows="0" fo:padding="0cm" fo:border="none" style:shadow="none" style:join-border="false"/>
    </style:style>
    <style:style style:name="P5" style:family="paragraph" style:parent-style-name="Standard">
      <style:paragraph-properties fo:line-height="100%" fo:text-align="center" style:justify-single-word="false" fo:orphans="0" fo:widows="0" fo:padding="0cm" fo:border="none" style:shadow="none" style:join-border="false"/>
    </style:style>
    <style:style style:name="P6" style:family="paragraph" style:parent-style-name="Standard">
      <style:paragraph-properties fo:line-height="100%" fo:orphans="0" fo:widows="0" fo:padding="0cm" fo:border="none" style:shadow="none" style:join-border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orphans="0" fo:widows="0" fo:padding="0cm" fo:border="none" style:shadow="none" style:join-border="false"/>
      <style:text-properties fo:language="en" fo:country="IN" fo:font-weight="bold" officeooo:rsid="000e804b" officeooo:paragraph-rsid="000e804b" style:font-weight-asian="bold" style:font-weight-complex="bold"/>
    </style:style>
    <style:style style:name="P8" style:family="paragraph" style:parent-style-name="Standard">
      <style:paragraph-properties fo:margin-left="1.27cm"/>
      <style:text-properties fo:font-size="17pt" fo:font-weight="bold" style:font-size-asian="17pt" style:font-weight-asian="bold" style:font-size-complex="17pt"/>
    </style:style>
    <style:style style:name="P9" style:family="paragraph" style:parent-style-name="Standard">
      <style:paragraph-properties fo:line-height="100%" fo:orphans="0" fo:widows="0" fo:padding="0cm" fo:border="none" style:shadow="none" style:join-border="false"/>
      <style:text-properties fo:font-size="17pt" fo:font-weight="bold" style:font-size-asian="17pt" style:font-weight-asian="bold" style:font-size-complex="17pt"/>
    </style:style>
    <style:style style:name="P10" style:family="paragraph" style:parent-style-name="Standard">
      <style:paragraph-properties fo:line-height="100%" fo:text-align="justify" style:justify-single-word="false" fo:orphans="0" fo:widows="0" fo:padding="0cm" fo:border="none" style:shadow="none" style:join-border="false" loext:word-spacing-minimum="75%" loext:word-spacing-maximum="133%"/>
    </style:style>
    <style:style style:name="P11" style:family="paragraph" style:parent-style-name="Standard">
      <style:paragraph-properties fo:margin-top="0.423cm" fo:margin-bottom="0.423cm" style:contextual-spacing="false" fo:text-align="justify" style:justify-single-word="false" loext:word-spacing-minimum="75%" loext:word-spacing-maximum="133%"/>
    </style:style>
    <style:style style:name="P12" style:family="paragraph" style:parent-style-name="Standard">
      <style:paragraph-properties fo:margin-top="0.423cm" fo:margin-bottom="0.423cm" style:contextual-spacing="false" fo:text-align="justify" style:justify-single-word="false" loext:word-spacing-minimum="75%" loext:word-spacing-maximum="133%"/>
      <style:text-properties fo:font-size="17pt" fo:language="en" fo:country="IN" style:font-size-asian="17pt" style:font-size-complex="17pt"/>
    </style:style>
    <style:style style:name="T1" style:family="text">
      <style:text-properties fo:font-size="17pt" fo:language="en" fo:country="IN" fo:font-weight="bold" style:font-size-asian="17pt" style:font-weight-asian="bold" style:font-size-complex="17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0pt" fo:language="en" fo:country="IN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language="en" fo:country="IN" fo:font-weight="bold" officeooo:rsid="000e804b" style:font-size-asian="10pt" style:font-weight-asian="bold" style:font-size-complex="10pt"/>
    </style:style>
    <style:style style:name="T7" style:family="text">
      <style:text-properties fo:font-family="'Arial Unicode MS'" style:font-family-generic="swiss" style:font-pitch="variable" fo:font-size="17pt" fo:font-weight="bold" style:font-family-asian="'Arial Unicode MS'" style:font-family-generic-asian="system" style:font-pitch-asian="variable" style:font-size-asian="17pt" style:font-weight-asian="bold" style:font-family-complex="'Arial Unicode MS'" style:font-family-generic-complex="system" style:font-pitch-complex="variable" style:font-size-complex="17pt"/>
    </style:style>
    <style:style style:name="T8" style:family="text">
      <style:text-properties fo:font-weight="bold" style:font-weight-asian="bold"/>
    </style:style>
    <style:style style:name="T9" style:family="text">
      <style:text-properties fo:language="en" fo:country="IN" fo:font-weight="bold" style:font-weight-asian="bold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7pt" fo:language="en" fo:country="IN" fo:font-weight="bold" style:font-size-asian="17pt" style:font-weight-asian="bold" style:font-size-complex="17pt" style:font-weight-complex="bold"/>
    </style:style>
    <style:style style:name="T12" style:family="text">
      <style:text-properties fo:font-size="17pt" fo:language="en" fo:country="IN" style:font-size-asian="17pt" style:font-size-complex="17pt"/>
    </style:style>
    <style:style style:name="T13" style:family="text">
      <style:text-properties fo:font-size="17pt" style:font-size-asian="17pt" style:font-size-complex="1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Title of the project :- IMPLEMENT AND MANAGE ZERO TRUST NETWORK ACCESS (ZTNA) USING ZSCALER BY ENABLING SECURE, IDENTITY-BASED USER-TO-APPLICATION CONNECTIVITY WITHOUT EXPOSING INTERNAL NETWORKS</text:span><text:span text:style-name="T1"/></text:p>
      <text:p text:style-name="P2" loext:marker-style-name="T2"/>
      <text:p text:style-name="Standard" loext:marker-style-name="T2"><text:span text:style-name="T2">—</text:span><text:span text:style-name="T2"/></text:p>
      <text:p text:style-name="P2" loext:marker-style-name="T2"/>
      <text:p text:style-name="Standard" loext:marker-style-name="T2"><text:span text:style-name="T2">Overview :- </text:span><text:span text:style-name="T2"/></text:p>
      <text:p text:style-name="P2" loext:marker-style-name="T2"/>
      <text:list text:style-name="WWNum1">
        <text:list-item>
          <text:p text:style-name="P3" loext:marker-style-name="T2"><text:span text:style-name="T2">(At Least 1 page ) what is your idea regarding project </text:span><text:span text:style-name="T2"/></text:p>
        </text:list-item>
      </text:list>
      <text:p text:style-name="P2" loext:marker-style-name="T2"/>
      <text:p text:style-name="Standard" loext:marker-style-name="T2"><text:span text:style-name="T2">List of teammates–</text:span><text:span text:style-name="T2"/></text:p>
      <text:p text:style-name="P2" loext:marker-style-name="T2"/>
      <text:p text:style-name="P2" loext:marker-style-name="T2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4" loext:marker-style-name="T2"><text:span text:style-name="T2">S.no</text:span><text:span text:style-name="T2"/></text:p>
          </table:table-cell>
          <table:table-cell table:style-name="Table1.A1" office:value-type="string">
            <text:p text:style-name="P4" loext:marker-style-name="T2"><text:span text:style-name="T2">name</text:span><text:span text:style-name="T2"/></text:p>
          </table:table-cell>
          <table:table-cell table:style-name="Table1.A1" office:value-type="string">
            <text:p text:style-name="P4" loext:marker-style-name="T2"><text:span text:style-name="T2">collage</text:span><text:span text:style-name="T2"/></text:p>
          </table:table-cell>
          <table:table-cell table:style-name="Table1.A1" office:value-type="string">
            <text:p text:style-name="P4" loext:marker-style-name="T2"><text:span text:style-name="T2">contact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 loext:marker-style-name="T3"><text:span text:style-name="T3">1</text:span><text:span text:style-name="T3"/></text:p>
          </table:table-cell>
          <table:table-cell table:style-name="Table1.A1" office:value-type="string">
            <text:p text:style-name="P6"><text:span text:style-name="T4">Nizath Irfan J</text:span></text:p>
          </table:table-cell>
          <table:table-cell table:style-name="Table1.A1" office:value-type="string">
            <text:p text:style-name="P4" loext:marker-style-name="T5"><text:span text:style-name="T5">PPG College of arts and sience</text:span><text:span text:style-name="T5"/></text:p>
          </table:table-cell>
          <table:table-cell table:style-name="Table1.A1" office:value-type="string">
            <text:p text:style-name="P4" loext:marker-style-name="T5"><text:span text:style-name="T5">2322k03</text:span><text:span text:style-name="T6">22</text:span><text:span text:style-name="T5">.cas@ppg.edu.in</text:span></text:p>
          </table:table-cell>
        </table:table-row>
        <table:table-row table:style-name="Table1.1">
          <table:table-cell table:style-name="Table1.A1" office:value-type="string">
            <text:p text:style-name="P5" loext:marker-style-name="T5"><text:span text:style-name="T5">2</text:span><text:span text:style-name="T5"/></text:p>
          </table:table-cell>
          <table:table-cell table:style-name="Table1.A1" office:value-type="string">
            <text:p text:style-name="P7">Kalaiyarasan D</text:p>
          </table:table-cell>
          <table:table-cell table:style-name="Table1.A1" office:value-type="string">
            <text:p text:style-name="P4" loext:marker-style-name="T5"><text:span text:style-name="T5">PPG College of arts and sience</text:span><text:span text:style-name="T5"/></text:p>
          </table:table-cell>
          <table:table-cell table:style-name="Table1.A1" office:value-type="string">
            <text:p text:style-name="P4" loext:marker-style-name="T5"><text:span text:style-name="T5">2322k0</text:span><text:span text:style-name="T6">790</text:span><text:span text:style-name="T5">.cas@ppg.edu.in</text:span></text:p>
          </table:table-cell>
        </table:table-row>
        <table:table-row table:style-name="Table1.1">
          <table:table-cell table:style-name="Table1.A1" office:value-type="string">
            <text:p text:style-name="P5" loext:marker-style-name="T5"><text:span text:style-name="T5">3</text:span><text:span text:style-name="T5"/></text:p>
          </table:table-cell>
          <table:table-cell table:style-name="Table1.A1" office:value-type="string">
            <text:p text:style-name="P7">Saran C</text:p>
          </table:table-cell>
          <table:table-cell table:style-name="Table1.A1" office:value-type="string">
            <text:p text:style-name="P4" loext:marker-style-name="T5"><text:span text:style-name="T5">PPG College of arts and sience</text:span><text:span text:style-name="T5"/></text:p>
          </table:table-cell>
          <table:table-cell table:style-name="Table1.A1" office:value-type="string">
            <text:p text:style-name="P4" loext:marker-style-name="T5"><text:span text:style-name="T5">2322k033</text:span><text:span text:style-name="T6">2</text:span><text:span text:style-name="T5">.cas@ppg.edu.in</text:span></text:p>
          </table:table-cell>
        </table:table-row>
        <table:table-row table:style-name="Table1.1">
          <table:table-cell table:style-name="Table1.A1" office:value-type="string">
            <text:p text:style-name="P5" loext:marker-style-name="T5"><text:span text:style-name="T5">4</text:span><text:span text:style-name="T5"/></text:p>
          </table:table-cell>
          <table:table-cell table:style-name="Table1.A1" office:value-type="string">
            <text:p text:style-name="P7">Kowsika S</text:p>
          </table:table-cell>
          <table:table-cell table:style-name="Table1.A1" office:value-type="string">
            <text:p text:style-name="P4" loext:marker-style-name="T5"><text:span text:style-name="T5">PPG College of arts and sience</text:span><text:span text:style-name="T5"/></text:p>
          </table:table-cell>
          <table:table-cell table:style-name="Table1.A1" office:value-type="string">
            <text:p text:style-name="P4" loext:marker-style-name="T5"><text:span text:style-name="T5">2322k03</text:span><text:span text:style-name="T6">12</text:span><text:span text:style-name="T5">.cas@ppg.edu.in</text:span></text:p>
          </table:table-cell>
        </table:table-row>
        <table:table-row table:style-name="Table1.1">
          <table:table-cell table:style-name="Table1.A1" office:value-type="string">
            <text:p text:style-name="P5" loext:marker-style-name="T5"><text:span text:style-name="T5">5</text:span><text:span text:style-name="T5"/></text:p>
          </table:table-cell>
          <table:table-cell table:style-name="Table1.A1" office:value-type="string">
            <text:p text:style-name="P7">Swathy S</text:p>
          </table:table-cell>
          <table:table-cell table:style-name="Table1.A1" office:value-type="string">
            <text:p text:style-name="P4" loext:marker-style-name="T5"><text:span text:style-name="T5">PPG College of arts and sience</text:span><text:span text:style-name="T5"/></text:p>
          </table:table-cell>
          <table:table-cell table:style-name="Table1.A1" office:value-type="string">
            <text:p text:style-name="P4" loext:marker-style-name="T5"><text:span text:style-name="T5">2322k03</text:span><text:span text:style-name="T6">38</text:span><text:span text:style-name="T5">.cas@ppg.edu.in</text:span></text:p>
          </table:table-cell>
        </table:table-row>
      </table:table>
      <text:p text:style-name="P2" loext:marker-style-name="T2"/>
      <text:p text:style-name="P8" loext:marker-style-name="T2"/>
      <text:p text:style-name="P2" loext:marker-style-name="T2"/>
      <text:p text:style-name="Standard" loext:marker-style-name="T2"><text:span text:style-name="T7"><text:s/>List of Vulnerability Table ➖</text:span><text:span text:style-name="T7"/></text:p>
      <text:p text:style-name="P2" loext:marker-style-name="T2"/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4" loext:marker-style-name="T2"><text:span text:style-name="T2">S.no</text:span><text:span text:style-name="T2"/></text:p>
          </table:table-cell>
          <table:table-cell table:style-name="Table2.A1" office:value-type="string">
            <text:p text:style-name="P4" loext:marker-style-name="T2"><text:span text:style-name="T2">Vulnerability Name</text:span><text:span text:style-name="T2"/></text:p>
          </table:table-cell>
          <table:table-cell table:style-name="Table2.A1" office:value-type="string">
            <text:p text:style-name="P4" loext:marker-style-name="T2"><text:span text:style-name="T2">CWE/CVE - No</text:span><text:span text:style-name="T2"/></text:p>
            <text:p text:style-name="P9" loext:marker-style-name="T2"/>
          </table:table-cell>
        </table:table-row>
        <table:table-row table:style-name="Table2.1">
          <table:table-cell table:style-name="Table2.A1" office:value-type="string">
            <text:p text:style-name="P5" loext:marker-style-name="T5"><text:span text:style-name="T5">1</text:span><text:span text:style-name="T5"/></text:p>
          </table:table-cell>
          <table:table-cell table:style-name="Table2.A1" office:value-type="string">
            <text:p text:style-name="P4" loext:marker-style-name="T8"><text:span text:style-name="T8">Absolute path Traversal</text:span><text:span text:style-name="T8"/></text:p>
          </table:table-cell>
          <table:table-cell table:style-name="Table2.A1" office:value-type="string">
            <text:p text:style-name="P4" loext:marker-style-name="T8"><text:span text:style-name="T8">CWE 36</text:span><text:span text:style-name="T8"/></text:p>
          </table:table-cell>
        </table:table-row>
        <table:table-row table:style-name="Table2.1">
          <table:table-cell table:style-name="Table2.A1" office:value-type="string">
            <text:p text:style-name="P5" loext:marker-style-name="T5"><text:span text:style-name="T5">2</text:span><text:span text:style-name="T5"/></text:p>
          </table:table-cell>
          <table:table-cell table:style-name="Table2.A1" office:value-type="string">
            <text:p text:style-name="P4" loext:marker-style-name="T8"><text:span text:style-name="T8">Sensitive Cookie in HTTPS</text:span><text:span text:style-name="T8"/></text:p>
            <text:p text:style-name="P4" loext:marker-style-name="T8"><text:span text:style-name="T8">Session Without ‘Secure’</text:span><text:span text:style-name="T8"/></text:p>
            <text:p text:style-name="P4" loext:marker-style-name="T8"><text:span text:style-name="T8">Attribute</text:span><text:span text:style-name="T8"/></text:p>
          </table:table-cell>
          <table:table-cell table:style-name="Table2.A1" office:value-type="string">
            <text:p text:style-name="P4" loext:marker-style-name="T8"><text:span text:style-name="T8">CWE 614</text:span><text:span text:style-name="T8"/></text:p>
          </table:table-cell>
        </table:table-row>
        <table:table-row table:style-name="Table2.1">
          <table:table-cell table:style-name="Table2.A1" office:value-type="string">
            <text:p text:style-name="P5" loext:marker-style-name="T5"><text:span text:style-name="T5">3</text:span><text:span text:style-name="T5"/></text:p>
          </table:table-cell>
          <table:table-cell table:style-name="Table2.A1" office:value-type="string">
            <text:p text:style-name="P4" loext:marker-style-name="T9"><text:span text:style-name="T8">Use of</text:span><text:span text:style-name="T9"> Unmaintained Third</text:span></text:p>
            <text:p text:style-name="P4" loext:marker-style-name="T9"><text:span text:style-name="T9">Party Components</text:span><text:span text:style-name="T9"/></text:p>
          </table:table-cell>
          <table:table-cell table:style-name="Table2.A1" office:value-type="string">
            <text:p text:style-name="P4" loext:marker-style-name="T8"><text:span text:style-name="T8">CWE 1104</text:span><text:span text:style-name="T8"/></text:p>
          </table:table-cell>
        </table:table-row>
      </table:table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Standard" loext:marker-style-name="T2"><text:span text:style-name="T2"><text:s text:c="38"/>REPORT:-</text:span><text:span text:style-name="T2"/></text:p>
      <text:p text:style-name="P10" loext:marker-style-name="T8"><text:span text:style-name="T10">Vulnerability Name:- Absolute path Traversal</text:span><text:span text:style-name="T10"/></text:p>
      <text:p text:style-name="P11" loext:marker-style-name="T10"><text:span text:style-name="T10">CWE/CVE <text:s/>: - CWE 36</text:span><text:span text:style-name="T10"/></text:p>
      <text:p text:style-name="P11" loext:marker-style-name="T10"><text:span text:style-name="T10">OWASP/SANS Category:- A01:2025 Broken Access Contorl</text:span><text:span text:style-name="T10"/></text:p>
      <text:p text:style-name="P11" loext:marker-style-name="T1"><text:span text:style-name="T2">Description:-</text:span><text:span text:style-name="T1"> This project focuses on implementing and managing </text:span><text:span text:style-name="T11">Zero Trust Network Access (ZTNA)</text:span><text:span text:style-name="T1"> using </text:span><text:span text:style-name="T11">Zscaler</text:span><text:span text:style-name="T1"> to provide secure, identity-based access to internal applications without exposing the corporate network. The solution replaces traditional VPN access by enabling users to connect directly to authorized applications through </text:span><text:span text:style-name="T11">Zscaler Private Access (ZPA)</text:span><text:span text:style-name="T1">.</text:span></text:p>
      <text:p text:style-name="P11" loext:marker-style-name="T12"><text:span text:style-name="T2">Business Impact</text:span><text:span text:style-name="T13">::-</text:span></text:p>
      <text:p text:style-name="P11" loext:marker-style-name="T12"><text:span text:style-name="T12"> <text:s/>Enhanced organizational security with identity-based application access</text:span><text:span text:style-name="T12"/></text:p>
      <text:p text:style-name="P11" loext:marker-style-name="T12"><text:soft-page-break/><text:span text:style-name="T12"> <text:s/>Reduced attack surface by eliminating traditional VPN exposure</text:span><text:span text:style-name="T12"/></text:p>
      <text:p text:style-name="P11" loext:marker-style-name="T12"><text:span text:style-name="T12"> <text:s/>Enabled secure remote and hybrid workforce access</text:span><text:span text:style-name="T12"/></text:p>
      <text:p text:style-name="P11" loext:marker-style-name="T12"><text:span text:style-name="T12"> <text:s/>Improved user productivity with faster application connectivity</text:span><text:span text:style-name="T12"/></text:p>
      <text:p text:style-name="P11" loext:marker-style-name="T12"><text:span text:style-name="T12"> <text:s/>Centralized access control through integration with Azure Active Directory</text:span><text:span text:style-name="T12"/></text:p>
      <text:p text:style-name="P11" loext:marker-style-name="T12"><text:span text:style-name="T12"> <text:s/>Increased visibility and monitoring of user access activities</text:span><text:span text:style-name="T12"/></text:p>
      <text:p text:style-name="P11" loext:marker-style-name="T12"><text:span text:style-name="T12"> <text:s/>Lowered infrastructure and operational costs by replacing legacy VPN solutions</text:span><text:span text:style-name="T12"/></text:p>
      <text:p text:style-name="P12" loext:marker-style-name="T12"/>
      <text:p text:style-name="P2" loext:marker-style-name="T2"/>
      <text:p text:style-name="P2" loext:marker-style-name="T2"/>
      <text:p text:style-name="P2" loext:marker-style-name="T2"/>
      <text:p text:style-name="P2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IN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4</meta:editing-cycles>
    <meta:print-date>2026-03-12T14:10:00</meta:print-date>
    <meta:creation-date>2026-03-12T13:50:00</meta:creation-date>
    <dc:date>2026-03-12T21:27:31.328995600</dc:date>
    <meta:editing-duration>PT27M18S</meta:editing-duration>
    <meta:generator>LibreOffice/25.8.3.2$Windows_X86_64 LibreOffice_project/8ca8d55c161d602844f5428fa4b58097424e324e</meta:generator>
    <meta:document-statistic meta:table-count="2" meta:image-count="0" meta:object-count="0" meta:page-count="3" meta:paragraph-count="58" meta:word-count="264" meta:character-count="1862" meta:non-whitespace-character-count="1607"/>
    <meta:user-defined meta:name="AppVersion">16.0000</meta:user-defined>
    <meta:template xlink:type="simple" xlink:actuate="onRequest" xlink:title="Normal.dotm" xlink:href=""/>
  </office:meta>
</office:document-meta>
</file>